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text:list-style style:name="LFO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style:style>
    <style:style style:name="T2" style:parent-style-name="Absatz-Standardschriftart" style:family="text">
      <style:text-properties fo:font-weight="bold" style:font-weight-asian="bold"/>
    </style:style>
    <style:style style:name="T3" style:parent-style-name="Absatz-Standardschriftart" style:family="text">
      <style:text-properties fo:font-weight="bold" style:font-weight-asian="bold"/>
    </style:style>
    <style:style style:name="T4" style:parent-style-name="Absatz-Standardschriftart" style:family="text">
      <style:text-properties fo:font-weight="bold" style:font-weight-asian="bold"/>
    </style:style>
    <style:style style:name="T5" style:parent-style-name="Absatz-Standardschriftart" style:family="text">
      <style:text-properties fo:font-weight="bold" style:font-weight-asian="bold"/>
    </style:style>
    <style:style style:name="T6" style:parent-style-name="Absatz-Standardschriftart" style:family="text">
      <style:text-properties fo:font-weight="bold" style:font-weight-asian="bold"/>
    </style:style>
    <style:style style:name="T7" style:parent-style-name="Absatz-Standardschriftart" style:family="text">
      <style:text-properties fo:font-weight="bold" style:font-weight-asian="bold" style:text-underline-type="single" style:text-underline-style="solid" style:text-underline-width="auto" style:text-underline-mode="continuous"/>
    </style:style>
    <style:style style:name="P8" style:parent-style-name="Listenabsatz" style:list-style-name="LFO7" style:family="paragraph"/>
    <style:style style:name="P9" style:parent-style-name="Listenabsatz" style:list-style-name="LFO7" style:family="paragraph"/>
    <style:style style:name="P10" style:parent-style-name="Listenabsatz" style:list-style-name="LFO7" style:family="paragraph"/>
    <style:style style:name="P11" style:parent-style-name="Listenabsatz" style:list-style-name="LFO7" style:family="paragraph"/>
  </office:automatic-styles>
  <office:body>
    <office:text text:use-soft-page-breaks="true">
      <text:p text:style-name="P1"><text:span text:style-name="T2">Team</text:span>: &lt;3_4&gt;, &lt;Patrick Steinhauer, Jan Dennis Bartels&gt;</text:p>
      <text:p text:style-name="Standard"><text:span text:style-name="T3">Aufgabenaufteilung</text:span>:</text:p>
      <text:p text:style-name="Standard">Graph Generator Patrick Steinhauer, MST Patrick Steinhauer</text:p>
      <text:p text:style-name="Standard">Nearest Neighbor Jan Dennis bartels</text:p>
      <text:p text:style-name="Standard"><text:span text:style-name="T4">Quellenangaben</text:span>:</text:p>
      <text:p text:style-name="Standard">Da das Math.Random nicht so<text:s/>funktionierte wie wir wollten haben wir uns eine Random Funktion aus dem Internet gesucht.</text:p>
      <text:p text:style-name="Standard"><text:a xlink:href="http://blog.root-of-all-evil.com/2010/03/math-random-zufallszahlen-in-java/" office:target-frame-name="_top" xlink:show="replace">http://blog.root-of-all-evil.com/2010/03/math-random-zufallszahlen-in-java/</text:a></text:p>
      <text:p text:style-name="Standard"/>
      <text:p text:style-name="Standard"><text:span text:style-name="T5">Bearbeitungszeitraum</text:span>: Bearbeitungszeit leigt bei ca 20-30 Stunden</text:p>
      <text:p text:style-name="Standard"><text:span text:style-name="T6">Aktueller Stand</text:span>: <text:s/></text:p>
      <text:p text:style-name="Standard">Die Aufgabe ist fertig implementiert.</text:p>
      <text:p text:style-name="Standard"/>
      <text:p text:style-name="Standard"><text:span text:style-name="T7">Beantwortung der <text:s/>Fragen:</text:span></text:p>
      <text:list text:style-name="LFO7" text:continue-numbering="true">
        <text:list-item>
          <text:p text:style-name="P8">Wir erstellen erst einen Vollständigen Graphen und versuchen dort bei der Erstellung schon die Dreiecksungleichung zu erfüllen. Da dort aber noch falsche Dreiecke entstanden sind prüfen wir hinterher nochmal alle Dreiecke ab, ob dort die Gleichung erfüllt ist.</text:p>
        </text:list-item>
        <text:list-item>
          <text:p text:style-name="P9">Aufgrund unserer Implementationen ist die Variante mit den permutationen des Nearest neighbor langsamer als der MST. Der nearest neighbor, der den kleinsten weg sucht ist definitiv schneller, da der immer den kleinsten weg sucht.</text:p>
        </text:list-item>
        <text:list-item>
          <text:p text:style-name="P10">Der MST braucht eigentlich das metrische TSP, da bei dem Algorithmus auf die Dreiecksungleichung geprüft werden soll um weiter über Knoten gehen zu können. Der nearest Neighbor hingegen benötigt nur ein asymetrisches TSP. Normalerweise würde ein symetrisches TSP benötigt aber da in unserer Permutationslösung alle Möglichkeiten und damit auch alle Richtungen vorkommen funktioniert es auch mit dem asymetrischen.</text:p>
        </text:list-item>
        <text:list-item>
          <text:p text:style-name="P11">Der MST muss so angepasst werden, dass man nicht nach einen Random Knoten geht, sondern den Knoten wählt, der eine kleine Gewichtung hat(oder kleinste). So wird eine kurze Rundreise garantiert. Bei unserer Permutationslösung müsste nichts angepasst werden, da immer der kürzeste Weg gefunden wird.</text:p>
        </text:list-item>
      </text:list>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alibri"/>
    </style:style>
    <style:style style:name="ListLabel2" style:display-name="ListLabel 2" style:family="text">
      <style:text-properties style:font-name-complex="Courier New"/>
    </style:style>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2" style:display-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3LVL1" style:family="text">
      <style:text-properties style:font-name-complex="Calibri"/>
    </style: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3" style:display-name="WWNum3">
      <text:list-level-style-bullet text:level="1" text:style-name="WW_CharLFO3LVL1" text:bullet-char="-">
        <style:list-level-properties/>
        <style:text-properties style:font-name="Times New Roman"/>
      </text:list-level-style-bullet>
      <text:list-level-style-bullet text:level="2" text:style-name="WW_CharLFO3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3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3LVL8" text:bullet-char="o">
        <style:list-level-properties/>
        <style:text-properties style:font-name="Times New Roman"/>
      </text:list-level-style-bullet>
      <text:list-level-style-bullet text:level="9" text:bullet-char="">
        <style:list-level-properties/>
      </text:list-level-style-bullet>
    </text:list-style>
    <text:list-style style:name="WWNum4" style:display-name="WW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5LVL1" style:family="text">
      <style:text-properties style:font-name-complex="Calibri"/>
    </style:style>
    <style:style style:name="WW_CharLFO5LVL2" style:family="text">
      <style:text-properties style:font-name-complex="Courier New"/>
    </style:style>
    <style:style style:name="WW_CharLFO5LVL5" style:family="text">
      <style:text-properties style:font-name-complex="Courier New"/>
    </style:style>
    <style:style style:name="WW_CharLFO5LVL8" style:family="text">
      <style:text-properties style:font-name-complex="Courier New"/>
    </style:style>
    <text:list-style style:name="WWNum5" style:display-name="WWNum5">
      <text:list-level-style-bullet text:level="1" text:style-name="WW_CharLFO5LVL1" text:bullet-char="-">
        <style:list-level-properties/>
        <style:text-properties style:font-name="Times New Roman"/>
      </text:list-level-style-bullet>
      <text:list-level-style-bullet text:level="2" text:style-name="WW_CharLFO5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5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5LVL8" text:bullet-char="o">
        <style:list-level-properties/>
        <style:text-properties style:font-name="Times New Roman"/>
      </text:list-level-style-bullet>
      <text:list-level-style-bullet text:leve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rof. Dr. Klauck</meta:initial-creator>
    <dc:creator>Patrick Steinhauer</dc:creator>
    <meta:creation-date>2011-06-30T11:00:00Z</meta:creation-date>
    <dc:date>2015-01-22T09:06:00Z</dc:date>
    <meta:print-date>2014-11-05T19:15:00Z</meta:print-date>
    <meta:template xlink:href="Normal" xlink:type="simple"/>
    <meta:editing-cycles>1</meta:editing-cycles>
    <meta:editing-duration>PT0S</meta:editing-duration>
    <meta:user-defined meta:name="AppVersion">14.0000</meta:user-defined>
    <meta:user-defined meta:name="Company">Werum Software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3" meta:word-count="250" meta:character-count="1829" meta:row-count="13" meta:non-whitespace-character-count="1582"/>
  </office:meta>
</office:document-meta>
</file>